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">
      <style:table-properties table:display="true" style:writing-mode="lr-tb"/>
    </style:style>
    <style:style style:name="ta2" style:family="table" style:master-page-name="PageStyle_5f_Masellis">
      <style:table-properties table:display="true" style:writing-mode="lr-tb"/>
    </style:style>
    <style:style style:name="ta3" style:family="table" style:master-page-name="PageStyle_5f_Marostic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T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D2</text:p>
          </table:table-cell>
          <table:table-cell/>
          <table:table-cell table:style-name="ce1" office:value-type="string" calcext:value-type="string">
            <text:p>D3</text:p>
          </table:table-cell>
          <table:table-cell/>
          <table:table-cell table:style-name="ce1" office:value-type="string" calcext:value-type="string">
            <text:p>D4</text:p>
          </table:table-cell>
          <table:table-cell/>
          <table:table-cell table:style-name="ce1" office:value-type="string" calcext:value-type="string">
            <text:p>D5</text:p>
          </table:table-cell>
          <table:table-cell/>
          <table:table-cell table:style-name="ce1" office:value-type="string" calcext:value-type="string">
            <text:p>Task</text:p>
          </table:table-cell>
          <table:table-cell table:number-columns-repeated="1011"/>
        </table:table-row>
        <table:table-row table:style-name="ro1">
          <table:table-cell table:style-name="ce2" table:formula="of:=[.A3]/([.A3]+[$Masellis.A3]+[$Marostica.A3])" office:value-type="percentage" office:value="0.4518317503" calcext:value-type="percentage">
            <text:p>45.18%</text:p>
          </table:table-cell>
          <table:table-cell table:style-name="ce2"/>
          <table:table-cell table:style-name="ce2" table:formula="of:=[.C3]/([$Masellis.C3]+[.C3]+[$Marostica.C3])" office:value-type="percentage" office:value="0.4377593361" calcext:value-type="percentage">
            <text:p>43.78%</text:p>
          </table:table-cell>
          <table:table-cell/>
          <table:table-cell table:style-name="ce2" table:formula="of:=[.E3]/([$Masellis.E3]+[.E3]+[$Marostica.E3])" office:value-type="percentage" office:value="0.5870588235" calcext:value-type="percentage">
            <text:p>58.71%</text:p>
          </table:table-cell>
          <table:table-cell/>
          <table:table-cell table:style-name="ce2" table:formula="of:=[.G3]/([$Masellis.G3]+[.G3]+[$Marostica.G3])" office:value-type="percentage" office:value="0.6102564103" calcext:value-type="percentage">
            <text:p>61.03%</text:p>
          </table:table-cell>
          <table:table-cell/>
          <table:table-cell table:style-name="ce2" table:formula="of:=[.I3]/([$Masellis.I3]+[.I3]+[$Marostica.I3])" office:value-type="percentage" office:value="0.2866894198" calcext:value-type="percentage">
            <text:p>28.67%</text:p>
          </table:table-cell>
          <table:table-cell/>
          <table:table-cell table:style-name="ce2" table:formula="of:=[.K3]/([$Masellis.K3]+[.K3]+[$Marostica.K3])" office:value-type="percentage" office:value="0.8888888889" calcext:value-type="percentage">
            <text:p>88.89%</text:p>
          </table:table-cell>
          <table:table-cell/>
          <table:table-cell table:style-name="ce1" office:value-type="string" calcext:value-type="string">
            <text:p>Percentuale della task svolta</text:p>
          </table:table-cell>
          <table:table-cell table:number-columns-repeated="1011"/>
        </table:table-row>
        <table:table-row table:style-name="ro1">
          <table:table-cell table:style-name="ce3" table:formula="of:=SUM([.B3:.K3])-[.B3]" office:value-type="float" office:value="111" calcext:value-type="float">
            <text:p>111</text:p>
          </table:table-cell>
          <table:table-cell/>
          <table:table-cell table:style-name="ce3" table:formula="of:=SUM([.C4:.C50])/60" office:value-type="float" office:value="17.58333333" calcext:value-type="float">
            <text:p>17.58333333</text:p>
          </table:table-cell>
          <table:table-cell/>
          <table:table-cell table:style-name="ce3" table:formula="of:=SUM([.E4:.E50])/60" office:value-type="float" office:value="41.58333333" calcext:value-type="float">
            <text:p>41.58333333</text:p>
          </table:table-cell>
          <table:table-cell/>
          <table:table-cell table:style-name="ce3" table:formula="of:=SUM([.G4:.G67])/60" office:value-type="float" office:value="19.83333333" calcext:value-type="float">
            <text:p>19.83333333</text:p>
          </table:table-cell>
          <table:table-cell/>
          <table:table-cell table:style-name="ce3" table:formula="of:=SUM([.I4:.I32])/60" office:value-type="float" office:value="28" calcext:value-type="float">
            <text:p>28</text:p>
          </table:table-cell>
          <table:table-cell/>
          <table:table-cell table:style-name="ce3" table:formula="of:=SUM([.K4:.K32])/60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umero ore svolt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/>
          <table:table-cell table:style-name="ce1" office:value-type="string" calcext:value-type="string">
            <text:p>singolo burst di lavoro in minut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210" calcext:value-type="float">
            <text:p>210</text:p>
          </table:table-cell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 table:number-columns-repeated="3"/>
          <table:table-cell table:style-name="ce1" office:value-type="float" office:value="110" calcext:value-type="float">
            <text:p>11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4"/>
          <table:table-cell table:style-name="ce1" office:value-type="float" office:value="150" calcext:value-type="float">
            <text:p>150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number-columns-repeated="4"/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elli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T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D2</text:p>
          </table:table-cell>
          <table:table-cell/>
          <table:table-cell table:style-name="ce1" office:value-type="string" calcext:value-type="string">
            <text:p>D3</text:p>
          </table:table-cell>
          <table:table-cell/>
          <table:table-cell table:style-name="ce1" office:value-type="string" calcext:value-type="string">
            <text:p>D4</text:p>
          </table:table-cell>
          <table:table-cell/>
          <table:table-cell table:style-name="ce1" office:value-type="string" calcext:value-type="string">
            <text:p>D5</text:p>
          </table:table-cell>
          <table:table-cell/>
          <table:table-cell table:style-name="ce1" office:value-type="string" calcext:value-type="string">
            <text:p>Task</text:p>
          </table:table-cell>
          <table:table-cell table:number-columns-repeated="1011"/>
        </table:table-row>
        <table:table-row table:style-name="ro1">
          <table:table-cell table:style-name="ce2" table:formula="of:=[.A3]/([.A3]+[$Marostica.A3]+[$me.A3])" office:value-type="percentage" office:value="0.2252374491" calcext:value-type="percentage">
            <text:p>22.52%</text:p>
          </table:table-cell>
          <table:table-cell/>
          <table:table-cell table:style-name="ce2" table:formula="of:=[.C3]/([$Marostica.C3]+[.C3]+[$me.C3])" office:value-type="percentage" office:value="0.3236514523" calcext:value-type="percentage">
            <text:p>32.37%</text:p>
          </table:table-cell>
          <table:table-cell/>
          <table:table-cell table:style-name="ce2" table:formula="of:=[.E3]/([$Marostica.E3]+[.E3]+[$me.E3])" office:value-type="percentage" office:value="0.22" calcext:value-type="percentage">
            <text:p>22.00%</text:p>
          </table:table-cell>
          <table:table-cell/>
          <table:table-cell table:style-name="ce2" table:formula="of:=[.G3]/([$Marostica.G3]+[.G3]+[$me.G3])" office:value-type="percentage" office:value="0.1846153846" calcext:value-type="percentage">
            <text:p>18.46%</text:p>
          </table:table-cell>
          <table:table-cell/>
          <table:table-cell table:style-name="ce2" table:formula="of:=[.I3]/([$Marostica.I3]+[.I3]+[$me.I3])" office:value-type="percentage" office:value="0.2107508532" calcext:value-type="percentage">
            <text:p>21.08%</text:p>
          </table:table-cell>
          <table:table-cell/>
          <table:table-cell table:style-name="ce2" table:formula="of:=[.K3]/([$Marostica.K3]+[.K3]+[$me.K3])" office:value-type="percentage" office:value="0.03703703704" calcext:value-type="percentage">
            <text:p>3.70%</text:p>
          </table:table-cell>
          <table:table-cell/>
          <table:table-cell table:style-name="ce1" office:value-type="string" calcext:value-type="string">
            <text:p>Percentuale della task svolta</text:p>
          </table:table-cell>
          <table:table-cell table:number-columns-repeated="1011"/>
        </table:table-row>
        <table:table-row table:style-name="ro1">
          <table:table-cell table:style-name="ce3" table:formula="of:=SUM([.B3:.K3])" office:value-type="float" office:value="55.33333333" calcext:value-type="float">
            <text:p>55.33333333</text:p>
          </table:table-cell>
          <table:table-cell/>
          <table:table-cell table:style-name="ce3" table:formula="of:=SUM([.C4:.C50])/60" office:value-type="float" office:value="13" calcext:value-type="float">
            <text:p>13</text:p>
          </table:table-cell>
          <table:table-cell/>
          <table:table-cell table:style-name="ce3" table:formula="of:=SUM([.E4:.E50])/60" office:value-type="float" office:value="15.58333333" calcext:value-type="float">
            <text:p>15.58333333</text:p>
          </table:table-cell>
          <table:table-cell/>
          <table:table-cell table:style-name="ce3" table:formula="of:=SUM([.G4:.G67])/60" office:value-type="float" office:value="6" calcext:value-type="float">
            <text:p>6</text:p>
          </table:table-cell>
          <table:table-cell/>
          <table:table-cell table:style-name="ce3" table:formula="of:=SUM([.I4:.I41])/60" office:value-type="float" office:value="20.58333333" calcext:value-type="float">
            <text:p>20.58333333</text:p>
          </table:table-cell>
          <table:table-cell/>
          <table:table-cell table:style-name="ce3" table:formula="of:=SUM([.K4:.K41])/60" office:value-type="float" office:value="0.1666666667" calcext:value-type="float">
            <text:p>0.1666666667</text:p>
          </table:table-cell>
          <table:table-cell/>
          <table:table-cell table:style-name="ce1" office:value-type="string" calcext:value-type="string">
            <text:p>numero ore svolt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singolo burst di lavoro in minut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05" calcext:value-type="float">
            <text:p>10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160" calcext:value-type="float">
            <text:p>160</text:p>
          </table:table-cell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25" calcext:value-type="float">
            <text:p>25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ostica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T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D2</text:p>
          </table:table-cell>
          <table:table-cell/>
          <table:table-cell table:style-name="ce1" office:value-type="string" calcext:value-type="string">
            <text:p>D3</text:p>
          </table:table-cell>
          <table:table-cell/>
          <table:table-cell table:style-name="ce1" office:value-type="string" calcext:value-type="string">
            <text:p>D4</text:p>
          </table:table-cell>
          <table:table-cell/>
          <table:table-cell table:style-name="ce1" office:value-type="string" calcext:value-type="string">
            <text:p>D5</text:p>
          </table:table-cell>
          <table:table-cell/>
          <table:table-cell table:style-name="ce1" office:value-type="string" calcext:value-type="string">
            <text:p>Task</text:p>
          </table:table-cell>
          <table:table-cell table:number-columns-repeated="1011"/>
        </table:table-row>
        <table:table-row table:style-name="ro1">
          <table:table-cell table:style-name="ce2" table:formula="of:=[.A3]/([$Masellis.A3]+[.A3]+[$me.A3])" office:value-type="percentage" office:value="0.3229308005" calcext:value-type="percentage">
            <text:p>32.29%</text:p>
          </table:table-cell>
          <table:table-cell/>
          <table:table-cell table:style-name="ce2" table:formula="of:=[.C3]/([$Masellis.C3]+[.C3]+[$me.C3])" office:value-type="percentage" office:value="0.2385892116" calcext:value-type="percentage">
            <text:p>23.86%</text:p>
          </table:table-cell>
          <table:table-cell/>
          <table:table-cell table:style-name="ce2" table:formula="of:=[.E3]/([$Masellis.E3]+[.E3]+[$me.E3])" office:value-type="percentage" office:value="0.1929411765" calcext:value-type="percentage">
            <text:p>19.29%</text:p>
          </table:table-cell>
          <table:table-cell/>
          <table:table-cell table:style-name="ce2" table:formula="of:=[.G3]/([$Masellis.G3]+[.G3]+[$me.G3])" office:value-type="percentage" office:value="0.2051282051" calcext:value-type="percentage">
            <text:p>20.51%</text:p>
          </table:table-cell>
          <table:table-cell/>
          <table:table-cell table:style-name="ce2" table:formula="of:=[.I3]/([$Masellis.I3]+[.I3]+[$me.I3])" office:value-type="percentage" office:value="0.502559727" calcext:value-type="percentage">
            <text:p>50.26%</text:p>
          </table:table-cell>
          <table:table-cell/>
          <table:table-cell table:style-name="ce2" table:formula="of:=[.K3]/([$Masellis.K3]+[.K3]+[$me.K3])" office:value-type="percentage" office:value="0.07407407407" calcext:value-type="percentage">
            <text:p>7.41%</text:p>
          </table:table-cell>
          <table:table-cell/>
          <table:table-cell table:style-name="ce1" office:value-type="string" calcext:value-type="string">
            <text:p>Percentuale della task svolta</text:p>
          </table:table-cell>
          <table:table-cell table:number-columns-repeated="1011"/>
        </table:table-row>
        <table:table-row table:style-name="ro1">
          <table:table-cell table:style-name="ce3" table:formula="of:=SUM([.B3:.K3])" office:value-type="float" office:value="79.33333333" calcext:value-type="float">
            <text:p>79.33333333</text:p>
          </table:table-cell>
          <table:table-cell/>
          <table:table-cell table:style-name="ce3" table:formula="of:=SUM([.C4:.C50])/60" office:value-type="float" office:value="9.583333333" calcext:value-type="float">
            <text:p>9.583333333</text:p>
          </table:table-cell>
          <table:table-cell/>
          <table:table-cell table:style-name="ce3" table:formula="of:=SUM([.E4:.E50])/60" office:value-type="float" office:value="13.66666667" calcext:value-type="float">
            <text:p>13.66666667</text:p>
          </table:table-cell>
          <table:table-cell/>
          <table:table-cell table:style-name="ce3" table:formula="of:=SUM([.G4:.G67])/60" office:value-type="float" office:value="6.666666667" calcext:value-type="float">
            <text:p>6.666666667</text:p>
          </table:table-cell>
          <table:table-cell/>
          <table:table-cell table:style-name="ce3" table:formula="of:=SUM([.I4:.I32])/60" office:value-type="float" office:value="49.08333333" calcext:value-type="float">
            <text:p>49.08333333</text:p>
          </table:table-cell>
          <table:table-cell/>
          <table:table-cell table:style-name="ce3" table:formula="of:=SUM([.K4:.K27])/60" office:value-type="float" office:value="0.3333333333" calcext:value-type="float">
            <text:p>0.3333333333</text:p>
          </table:table-cell>
          <table:table-cell/>
          <table:table-cell table:style-name="ce1" office:value-type="string" calcext:value-type="string">
            <text:p>numero ore svolt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singolo burst di lavoro in minut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70" calcext:value-type="float">
            <text:p>70</text:p>
          </table:table-cell>
          <table:table-cell/>
          <table:table-cell table:style-name="ce1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75" calcext:value-type="float">
            <text:p>7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120" calcext:value-type="float">
            <text:p>120</text:p>
          </table:table-cell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240" calcext:value-type="float">
            <text:p>24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180" calcext:value-type="float">
            <text:p>18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float" office:value="50" calcext:value-type="float">
            <text:p>50</text:p>
          </table:table-cell>
          <table:table-cell table:number-columns-repeated="1015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" style:display-name="PageStyle_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ellis" style:display-name="PageStyle_Masell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ostica" style:display-name="PageStyle_Marosti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5" meta:object-count="0"/>
    <meta:generator>LibreOfficeDev/6.0.5.2$Linux_X86_64 LibreOffice_project/</meta:generator>
  </office:meta>
</office:document-meta>
</file>